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14209" officeooo:paragraph-rsid="00214209"/>
    </style:style>
    <style:style style:name="P2" style:family="paragraph" style:parent-style-name="Standard">
      <style:text-properties officeooo:rsid="002defc2" officeooo:paragraph-rsid="002defc2"/>
    </style:style>
    <style:style style:name="P3" style:family="paragraph" style:parent-style-name="Standard">
      <style:text-properties officeooo:rsid="0038f8c7" officeooo:paragraph-rsid="0038f8c7"/>
    </style:style>
    <style:style style:name="P4" style:family="paragraph" style:parent-style-name="Standard">
      <style:text-properties officeooo:rsid="003bca0f" officeooo:paragraph-rsid="003bca0f"/>
    </style:style>
    <style:style style:name="P5" style:family="paragraph" style:parent-style-name="Standard">
      <style:text-properties officeooo:rsid="0040ee65" officeooo:paragraph-rsid="0042b16d"/>
    </style:style>
    <style:style style:name="P6" style:family="paragraph" style:parent-style-name="Standard">
      <style:text-properties officeooo:rsid="0041bd72" officeooo:paragraph-rsid="0041bd72"/>
    </style:style>
    <style:style style:name="P7" style:family="paragraph" style:parent-style-name="Standard">
      <style:text-properties officeooo:rsid="0041bd72" officeooo:paragraph-rsid="0042b16d"/>
    </style:style>
    <style:style style:name="P8" style:family="paragraph" style:parent-style-name="Standard">
      <style:text-properties officeooo:rsid="00497029" officeooo:paragraph-rsid="00497029"/>
    </style:style>
    <style:style style:name="P9" style:family="paragraph" style:parent-style-name="Standard">
      <style:text-properties officeooo:rsid="00497029" officeooo:paragraph-rsid="004fe893"/>
    </style:style>
    <style:style style:name="P10" style:family="paragraph" style:parent-style-name="Standard">
      <style:text-properties officeooo:rsid="00713e14" officeooo:paragraph-rsid="00713e14"/>
    </style:style>
    <style:style style:name="P11" style:family="paragraph" style:parent-style-name="Standard">
      <style:text-properties officeooo:rsid="007d2a3c" officeooo:paragraph-rsid="007d2a3c"/>
    </style:style>
    <style:style style:name="P12" style:family="paragraph" style:parent-style-name="Standard">
      <style:text-properties officeooo:rsid="00874ede" officeooo:paragraph-rsid="00874ede"/>
    </style:style>
    <style:style style:name="P13" style:family="paragraph" style:parent-style-name="Standard">
      <style:text-properties officeooo:rsid="00890c5d" officeooo:paragraph-rsid="00890c5d"/>
    </style:style>
    <style:style style:name="P14" style:family="paragraph" style:parent-style-name="Standard">
      <style:text-properties officeooo:rsid="00890c5d" officeooo:paragraph-rsid="008fbcdd"/>
    </style:style>
    <style:style style:name="P15" style:family="paragraph" style:parent-style-name="Standard">
      <style:text-properties officeooo:rsid="00890c5d" officeooo:paragraph-rsid="0090eeb6"/>
    </style:style>
    <style:style style:name="P16" style:family="paragraph" style:parent-style-name="Standard">
      <style:text-properties officeooo:rsid="0092ab8c" officeooo:paragraph-rsid="0092ab8c"/>
    </style:style>
    <style:style style:name="P17" style:family="paragraph" style:parent-style-name="Standard">
      <style:text-properties officeooo:rsid="009f1074" officeooo:paragraph-rsid="009f1074"/>
    </style:style>
    <style:style style:name="P18" style:family="paragraph" style:parent-style-name="Standard">
      <style:paragraph-properties fo:background-color="#eeeeee">
        <style:background-image/>
      </style:paragraph-properties>
      <style:text-properties officeooo:rsid="002defc2" officeooo:paragraph-rsid="002defc2"/>
    </style:style>
    <style:style style:name="P19" style:family="paragraph" style:parent-style-name="Standard">
      <style:paragraph-properties fo:background-color="#eeeeee">
        <style:background-image/>
      </style:paragraph-properties>
      <style:text-properties officeooo:rsid="0038f8c7" officeooo:paragraph-rsid="0038f8c7"/>
    </style:style>
    <style:style style:name="P20" style:family="paragraph" style:parent-style-name="Standard">
      <style:paragraph-properties fo:background-color="#eeeeee">
        <style:background-image/>
      </style:paragraph-properties>
      <style:text-properties officeooo:rsid="0040ee65" officeooo:paragraph-rsid="0040ee65"/>
    </style:style>
    <style:style style:name="P21" style:family="paragraph" style:parent-style-name="Standard">
      <style:paragraph-properties fo:background-color="#eeeeee">
        <style:background-image/>
      </style:paragraph-properties>
      <style:text-properties officeooo:rsid="0040ee65" officeooo:paragraph-rsid="0042b16d"/>
    </style:style>
    <style:style style:name="P22" style:family="paragraph" style:parent-style-name="Standard">
      <style:paragraph-properties fo:background-color="#eeeeee">
        <style:background-image/>
      </style:paragraph-properties>
      <style:text-properties officeooo:rsid="004863b8" officeooo:paragraph-rsid="004863b8"/>
    </style:style>
    <style:style style:name="P23" style:family="paragraph" style:parent-style-name="Standard">
      <style:paragraph-properties fo:background-color="#eeeeee">
        <style:background-image/>
      </style:paragraph-properties>
      <style:text-properties officeooo:rsid="00690619" officeooo:paragraph-rsid="00690619"/>
    </style:style>
    <style:style style:name="P24" style:family="paragraph" style:parent-style-name="Standard">
      <style:paragraph-properties fo:background-color="#eeeeee">
        <style:background-image/>
      </style:paragraph-properties>
      <style:text-properties officeooo:rsid="006c2c63" officeooo:paragraph-rsid="006c2c63"/>
    </style:style>
    <style:style style:name="P25" style:family="paragraph" style:parent-style-name="Standard">
      <style:paragraph-properties fo:background-color="#eeeeee">
        <style:background-image/>
      </style:paragraph-properties>
      <style:text-properties officeooo:rsid="0077be61" officeooo:paragraph-rsid="0077be61"/>
    </style:style>
    <style:style style:name="P26" style:family="paragraph" style:parent-style-name="Standard">
      <style:paragraph-properties fo:background-color="#eeeeee">
        <style:background-image/>
      </style:paragraph-properties>
      <style:text-properties officeooo:rsid="0077be61" officeooo:paragraph-rsid="007b18e1"/>
    </style:style>
    <style:style style:name="P27" style:family="paragraph" style:parent-style-name="Standard">
      <style:paragraph-properties fo:background-color="#eeeeee">
        <style:background-image/>
      </style:paragraph-properties>
      <style:text-properties officeooo:rsid="0088f8aa" officeooo:paragraph-rsid="0088f8aa"/>
    </style:style>
    <style:style style:name="P28" style:family="paragraph" style:parent-style-name="Standard">
      <style:paragraph-properties fo:background-color="#eeeeee">
        <style:background-image/>
      </style:paragraph-properties>
      <style:text-properties officeooo:rsid="008f092e" officeooo:paragraph-rsid="008f092e"/>
    </style:style>
    <style:style style:name="P29" style:family="paragraph" style:parent-style-name="Standard">
      <style:paragraph-properties fo:background-color="#eeeeee">
        <style:background-image/>
      </style:paragraph-properties>
      <style:text-properties officeooo:rsid="0091dd06" officeooo:paragraph-rsid="0091dd06"/>
    </style:style>
    <style:style style:name="P30" style:family="paragraph" style:parent-style-name="Standard">
      <style:paragraph-properties fo:background-color="#eeeeee">
        <style:background-image/>
      </style:paragraph-properties>
      <style:text-properties officeooo:rsid="00964fa2" officeooo:paragraph-rsid="00964fa2"/>
    </style:style>
    <style:style style:name="P31" style:family="paragraph" style:parent-style-name="Standard">
      <style:paragraph-properties fo:background-color="#eeeeee">
        <style:background-image/>
      </style:paragraph-properties>
      <style:text-properties officeooo:rsid="0097f292" officeooo:paragraph-rsid="0097f292"/>
    </style:style>
    <style:style style:name="P32" style:family="paragraph" style:parent-style-name="Standard">
      <style:paragraph-properties fo:background-color="#eeeeee">
        <style:background-image/>
      </style:paragraph-properties>
      <style:text-properties officeooo:rsid="00991204" officeooo:paragraph-rsid="00991204"/>
    </style:style>
    <style:style style:name="P33" style:family="paragraph" style:parent-style-name="Standard">
      <style:paragraph-properties fo:background-color="#eeeeee">
        <style:background-image/>
      </style:paragraph-properties>
      <style:text-properties officeooo:rsid="009a30b7" officeooo:paragraph-rsid="009a30b7"/>
    </style:style>
    <style:style style:name="P34" style:family="paragraph" style:parent-style-name="Standard">
      <style:paragraph-properties fo:background-color="#eeeeee">
        <style:background-image/>
      </style:paragraph-properties>
      <style:text-properties officeooo:rsid="009b10eb" officeooo:paragraph-rsid="009b10eb"/>
    </style:style>
    <style:style style:name="P35" style:family="paragraph" style:parent-style-name="Standard">
      <style:paragraph-properties fo:background-color="#eeeeee">
        <style:background-image/>
      </style:paragraph-properties>
      <style:text-properties officeooo:rsid="009d6a2b" officeooo:paragraph-rsid="009d6a2b"/>
    </style:style>
    <style:style style:name="P36" style:family="paragraph" style:parent-style-name="Standard">
      <style:paragraph-properties fo:background-color="#eeeeee">
        <style:background-image/>
      </style:paragraph-properties>
      <style:text-properties officeooo:rsid="009f1074" officeooo:paragraph-rsid="009f1074"/>
    </style:style>
    <style:style style:name="P37" style:family="paragraph" style:parent-style-name="Standard">
      <style:paragraph-properties fo:background-color="#eeeeee">
        <style:background-image/>
      </style:paragraph-properties>
      <style:text-properties officeooo:rsid="00adb0d0" officeooo:paragraph-rsid="00adb0d0"/>
    </style:style>
    <style:style style:name="T1" style:family="text">
      <style:text-properties officeooo:rsid="002438a1"/>
    </style:style>
    <style:style style:name="T2" style:family="text">
      <style:text-properties officeooo:rsid="00247baa"/>
    </style:style>
    <style:style style:name="T3" style:family="text">
      <style:text-properties officeooo:rsid="002c5a52"/>
    </style:style>
    <style:style style:name="T4" style:family="text">
      <style:text-properties officeooo:rsid="002defc2"/>
    </style:style>
    <style:style style:name="T5" style:family="text">
      <style:text-properties officeooo:rsid="00301a88"/>
    </style:style>
    <style:style style:name="T6" style:family="text">
      <style:text-properties officeooo:rsid="0037ad83"/>
    </style:style>
    <style:style style:name="T7" style:family="text">
      <style:text-properties officeooo:rsid="003c6812"/>
    </style:style>
    <style:style style:name="T8" style:family="text">
      <style:text-properties officeooo:rsid="0042b25c"/>
    </style:style>
    <style:style style:name="T9" style:family="text">
      <style:text-properties officeooo:rsid="00462092"/>
    </style:style>
    <style:style style:name="T10" style:family="text">
      <style:text-properties officeooo:rsid="004c0e30"/>
    </style:style>
    <style:style style:name="T11" style:family="text">
      <style:text-properties officeooo:rsid="004ee47b"/>
    </style:style>
    <style:style style:name="T12" style:family="text">
      <style:text-properties officeooo:rsid="004fe893"/>
    </style:style>
    <style:style style:name="T13" style:family="text">
      <style:text-properties officeooo:rsid="00606158"/>
    </style:style>
    <style:style style:name="T14" style:family="text">
      <style:text-properties officeooo:rsid="006b14d9"/>
    </style:style>
    <style:style style:name="T15" style:family="text">
      <style:text-properties officeooo:rsid="006b5276"/>
    </style:style>
    <style:style style:name="T16" style:family="text">
      <style:text-properties officeooo:rsid="006fa746"/>
    </style:style>
    <style:style style:name="T17" style:family="text">
      <style:text-properties officeooo:rsid="00723f69"/>
    </style:style>
    <style:style style:name="T18" style:family="text">
      <style:text-properties officeooo:rsid="00785d92"/>
    </style:style>
    <style:style style:name="T19" style:family="text">
      <style:text-properties officeooo:rsid="007b7563"/>
    </style:style>
    <style:style style:name="T20" style:family="text">
      <style:text-properties officeooo:rsid="007e962d"/>
    </style:style>
    <style:style style:name="T21" style:family="text">
      <style:text-properties officeooo:rsid="00880304"/>
    </style:style>
    <style:style style:name="T22" style:family="text">
      <style:text-properties officeooo:rsid="0089b098"/>
    </style:style>
    <style:style style:name="T23" style:family="text">
      <style:text-properties officeooo:rsid="008fbcdd"/>
    </style:style>
    <style:style style:name="T24" style:family="text">
      <style:text-properties officeooo:rsid="0090eeb6"/>
    </style:style>
    <style:style style:name="T25" style:family="text">
      <style:text-properties officeooo:rsid="00939d68"/>
    </style:style>
    <style:style style:name="T26" style:family="text">
      <style:text-properties officeooo:rsid="00a0f1b3"/>
    </style:style>
    <style:style style:name="T27" style:family="text">
      <style:text-properties officeooo:rsid="00adf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NI即Java Native Interface，是Java与本地代码<text:span text:style-name="T2">（多指C/C++）</text:span>交互的机制<text:span text:style-name="T1">。Java是平台无关的，移植性强，但有时候由于特殊原因，需要与本地接口交互，也就是说在Java中调用C/C++函数，或者在C/C++中调用Java接口，下面介绍其实现方法。</text:span></text:p>
      <text:p text:style-name="P1">如何在Java中调用native方法<text:span text:style-name="T3">？</text:span></text:p>
      <text:p text:style-name="P2">1、在Java中声明native方法</text:p>
      <text:p text:style-name="P2">与普通的Java方法类似<text:span text:style-name="T5">，只不过这个方法需要使用native关键字声明，而且只需要native声明即可，不用定义具体的行为。如下面例子中的TestJNI类，testJniAdd是个native方法，在test方法中被调用。</text:span></text:p>
      <text:p text:style-name="P18">// TestJNI.<text:span text:style-name="T6">java</text:span></text:p>
      <text:p text:style-name="P19">class TestJNI </text:p>
      <text:p text:style-name="P19">{ </text:p>
      <text:p text:style-name="P19"><text:tab/>private native int testJniAdd(int v1, int v2); // using native to declaration </text:p>
      <text:p text:style-name="P19"/>
      <text:p text:style-name="P19"><text:tab/>private void test() </text:p>
      <text:p text:style-name="P19"><text:tab/>{ </text:p>
      <text:p text:style-name="P19"><text:tab/><text:tab/>System.out.println("called native from java: testJniAdd(10, 11) is " + testJniAdd(10, 11)); </text:p>
      <text:p text:style-name="P19"><text:tab/>} </text:p>
      <text:p text:style-name="P19"/>
      <text:p text:style-name="P19"><text:tab/>public static void main(String args[]) </text:p>
      <text:p text:style-name="P19"><text:tab/>{ </text:p>
      <text:p text:style-name="P19"><text:tab/><text:tab/>new TestJNI().test(); </text:p>
      <text:p text:style-name="P19"><text:tab/>} </text:p>
      <text:p text:style-name="P19"/>
      <text:p text:style-name="P19"><text:tab/>static </text:p>
      <text:p text:style-name="P19"><text:tab/>{ </text:p>
      <text:p text:style-name="P19"><text:tab/><text:tab/>System.loadLibrary("jnitest"); // load native lib with xxx of libxxx.so from the right path </text:p>
      <text:p text:style-name="P19"><text:tab/>} </text:p>
      <text:p text:style-name="P19">}</text:p>
      <text:p text:style-name="P4">2、定义native方法</text:p>
      <text:p text:style-name="P4">如果熟悉JNI规则的话<text:span text:style-name="T7">，我们可以直接在C/C++中定义native方法，不过还可以借助javah工具帮我们生成.h头文件，毕竟这样还是很方便的。</text:span></text:p>
      <text:p text:style-name="P6">使用javac生成对应的class文件——</text:p>
      <text:p text:style-name="P20">$ javac <text:span text:style-name="T4">TestJNI.java</text:span></text:p>
      <text:p text:style-name="P7">使用javah生成对应的.<text:span text:style-name="T8">h</text:span>文件——</text:p>
      <text:p text:style-name="P21">$ javach <text:span text:style-name="T4">TestJNI</text:span></text:p>
      <text:p text:style-name="P5">这样TestJNI.<text:span text:style-name="T9">h就生成了，我们来看一下其内容：</text:span></text:p>
      <text:p text:style-name="P22">/* DO NOT EDIT THIS FILE - it is machine generated */ </text:p>
      <text:p text:style-name="P22">#include &lt;jni.h&gt; </text:p>
      <text:p text:style-name="P22">/* Header for class TestJNI */ </text:p>
      <text:p text:style-name="P22"/>
      <text:p text:style-name="P22">#ifndef _Included_TestJNI </text:p>
      <text:p text:style-name="P22">#define _Included_TestJNI </text:p>
      <text:p text:style-name="P22"/>
      <text:p text:style-name="P22">#ifdef __cplusplus </text:p>
      <text:p text:style-name="P22">extern "C" { </text:p>
      <text:p text:style-name="P22">#endif </text:p>
      <text:p text:style-name="P22"/>
      <text:p text:style-name="P22">/* </text:p>
      <text:p text:style-name="P22"><text:s/>* Class: <text:s text:c="4"/>TestJNI </text:p>
      <text:p text:style-name="P22"><text:s/>* Method: <text:s text:c="3"/>testJniAdd </text:p>
      <text:p text:style-name="P22"><text:s/>* Signature: (II)I </text:p>
      <text:p text:style-name="P22"><text:s/>*/ </text:p>
      <text:p text:style-name="P22">JNIEXPORT jint JNICALL Java_TestJNI_testJniAdd(JNIEnv *, jobject, jint, jint); </text:p>
      <text:p text:style-name="P22"><text:soft-page-break/><text:s/></text:p>
      <text:p text:style-name="P22">#ifdef __cplusplus </text:p>
      <text:p text:style-name="P22">} </text:p>
      <text:p text:style-name="P22">#endif </text:p>
      <text:p text:style-name="P22"/>
      <text:p text:style-name="P22">#endif // _Included_TestJNI </text:p>
      <text:p text:style-name="P8">jni.h是个重要的文件<text:span text:style-name="T10">，里面定义了许多有用的数据类型和接口以供JNI使用。</text:span></text:p>
      <text:p text:style-name="P8">__<text:span text:style-name="T11">cplusplus宏定义的处理C/C++代码的使用规则，以C的方式来编译C++中的函数。</text:span></text:p>
      <text:p text:style-name="P9">重点在于<text:span text:style-name="T12">Java_TestJNI_testJniAdd，在testJniAdd方法名前添加了Java标识和TestJNI类名，参数类型和返回值类型的int变成了JNI的jint，而且还多了两个参数JNIEnv和jobject，以及JNICALL和JNIEXPORT的使用，这都是JNI的规则，这些数据类型都可以在jni.h中找到。</text:span></text:p>
      <text:p text:style-name="P9">Signature签名是JNI的一个特色<text:span text:style-name="T13">，用以标记方法的参数类型和返回值类型，圆括号中的是参数类型，括号后面的是返回值类型，上面代码中的I即jint，jni.h中定义了这些标识，如下：</text:span></text:p>
      <text:p text:style-name="P23">typedef union jvalue { </text:p>
      <text:p text:style-name="P23"><text:s text:c="4"/>jboolean <text:s text:c="3"/>z; </text:p>
      <text:p text:style-name="P23"><text:s text:c="4"/>jbyte <text:s text:c="6"/>b; </text:p>
      <text:p text:style-name="P23"><text:s text:c="4"/>jchar <text:s text:c="6"/>c; </text:p>
      <text:p text:style-name="P23"><text:s text:c="4"/>jshort <text:s text:c="5"/>s; </text:p>
      <text:p text:style-name="P23"><text:s text:c="4"/>jint <text:s text:c="7"/>i; </text:p>
      <text:p text:style-name="P23"><text:s text:c="4"/>jlong <text:s text:c="6"/>j; </text:p>
      <text:p text:style-name="P23"><text:s text:c="4"/>jfloat <text:s text:c="5"/>f; </text:p>
      <text:p text:style-name="P23"><text:s text:c="4"/>jdouble <text:s text:c="4"/>d; </text:p>
      <text:p text:style-name="P23"><text:s text:c="4"/>jobject <text:s text:c="4"/>l; </text:p>
      <text:p text:style-name="P23">} jvalue; </text:p>
      <text:p text:style-name="P5">然后新建TestJNI.<text:span text:style-name="T14">c，定义native方法——</text:span></text:p>
      <text:p text:style-name="P5">// TestJNI.<text:span text:style-name="T15">c</text:span></text:p>
      <text:p text:style-name="P24">#include "TestJNI.h" </text:p>
      <text:p text:style-name="P24">#include &lt;stdio.h&gt; </text:p>
      <text:p text:style-name="P24"/>
      <text:p text:style-name="P24">JNIEXPORT jint JNICALL Java_TestJNI_testJniAdd(JNIEnv *env, jobject obj, jint v1, jint v2) </text:p>
      <text:p text:style-name="P24">{<text:tab/> </text:p>
      <text:p text:style-name="P24"><text:tab/>printf("%s\n", __func__); </text:p>
      <text:p text:style-name="P24"/>
      <text:p text:style-name="P24"><text:tab/>return v1 + v2; </text:p>
      <text:p text:style-name="P24">}</text:p>
      <text:p text:style-name="P3">这个native方法只是简单的将两个值相加并返回<text:span text:style-name="T16">。</text:span></text:p>
      <text:p text:style-name="P10">3、编译native方法为共享库</text:p>
      <text:p text:style-name="P10">我们可以添加一个<text:span text:style-name="T17">Android.mk，然后使用native-build工具来编译生成一个共享库。一个更简单的方法是使用gcc编译：</text:span></text:p>
      <text:p text:style-name="P25">$ gcc -fpic -shared -o libjnitest.so TestJNI.c</text:p>
      <text:p text:style-name="P3">使用gcc编译生成<text:span text:style-name="T18">libjnitest.so，有时候可能因为找不到jni.h而编译错误，可使用gcc的-I参数：</text:span></text:p>
      <text:p text:style-name="P26">$ gcc -fpic -shared -o libjnitest.so TestJNI.c -Ixxx</text:p>
      <text:p text:style-name="P3">xxx为本地<text:span text:style-name="T19">jni.h的绝对路径。</text:span></text:p>
      <text:p text:style-name="P11">4、在Java中加载共享库并使用native方法</text:p>
      <text:p text:style-name="P11">上面<text:span text:style-name="T20">TestJNI.java代码中，使用了System.loadLibrary来加载共享库，参数为jnitest，去掉前缀lib和后缀.so，还可以使用System.load来加载共享库，参数为共享库的绝对路径。</text:span></text:p>
      <text:p text:style-name="P12">5、运行</text:p>
      <text:p text:style-name="P12">$ java TestJNI</text:p>
      <text:p text:style-name="P12">下面是log输出<text:span text:style-name="T21">，可见Java调用native方法成功。</text:span></text:p>
      <text:p text:style-name="P27">Java_TestJNI_testJniAdd </text:p>
      <text:p text:style-name="P27">called native from java: testJniAdd(10, 11) is 21</text:p>
      <text:p text:style-name="P3"/>
      <text:p text:style-name="P13"><text:soft-page-break/>如何在native中调用Java方法？</text:p>
      <text:p text:style-name="P13">上面介绍了在Java中调用native的一般方法<text:span text:style-name="T22">，那么反过来在native中调用Java呢，操作步骤一样，对代码稍作修改即可。</text:span></text:p>
      <text:p text:style-name="P13">在TestJNI类中添加negate方法给native调用——</text:p>
      <text:p text:style-name="P28">class TestJNI </text:p>
      <text:p text:style-name="P28">{ </text:p>
      <text:p text:style-name="P28"><text:tab/>private native int testJniAdd(int v1, int v2); // using native to declaration </text:p>
      <text:p text:style-name="P28"/>
      <text:p text:style-name="P28"><text:tab/>private void test() </text:p>
      <text:p text:style-name="P28"><text:tab/>{ </text:p>
      <text:p text:style-name="P28"><text:tab/><text:tab/>System.out.println("called native from java: testJniAdd(10, 11) is " + testJniAdd(10, 11)); </text:p>
      <text:p text:style-name="P28"><text:tab/>} </text:p>
      <text:p text:style-name="P28"/>
      <text:p text:style-name="P28"><text:tab/>public int negate(int v) </text:p>
      <text:p text:style-name="P28"><text:tab/>{ </text:p>
      <text:p text:style-name="P28"><text:tab/><text:tab/>return -v; </text:p>
      <text:p text:style-name="P28"><text:tab/>} </text:p>
      <text:p text:style-name="P28"/>
      <text:p text:style-name="P28"><text:tab/>public static void main(String args[]) </text:p>
      <text:p text:style-name="P28"><text:tab/>{ </text:p>
      <text:p text:style-name="P28"><text:tab/><text:tab/>new TestJNI().test(); </text:p>
      <text:p text:style-name="P28"><text:tab/>} </text:p>
      <text:p text:style-name="P28"/>
      <text:p text:style-name="P28"><text:tab/>static </text:p>
      <text:p text:style-name="P28"><text:tab/>{ </text:p>
      <text:p text:style-name="P28"><text:tab/><text:tab/>System.loadLibrary("jnitest"); // load native lib with xxx of libxxx.so from the right path </text:p>
      <text:p text:style-name="P28"><text:tab/>} </text:p>
      <text:p text:style-name="P28">} </text:p>
      <text:p text:style-name="P14">negate方法用于取一个数值的相反值<text:span text:style-name="T23">。</text:span></text:p>
      <text:p text:style-name="P15">在TestJNI.<text:span text:style-name="T24">c中的Java_TestJNI_testJniAdd这个native实现中调用Java方法——</text:span></text:p>
      <text:p text:style-name="P29">#include "TestJNI.h" </text:p>
      <text:p text:style-name="P29">#include &lt;stdio.h&gt; </text:p>
      <text:p text:style-name="P29">#include &lt;stdlib.h&gt; </text:p>
      <text:p text:style-name="P29"/>
      <text:p text:style-name="P29">JNIEXPORT jint JNICALL Java_TestJNI_testJniAdd(JNIEnv *env, jobject obj, jint v1, jint v2) </text:p>
      <text:p text:style-name="P29">{ </text:p>
      <text:p text:style-name="P29"><text:tab/>printf("%s\n", __func__); </text:p>
      <text:p text:style-name="P29"/>
      <text:p text:style-name="P29"><text:tab/>jclass cls = (*env)-&gt;FindClass(env, "TestJNI"); </text:p>
      <text:p text:style-name="P29"><text:tab/>jmethodID mid = (*env)-&gt;GetMethodID(env, cls, "negate", "(I)I"); </text:p>
      <text:p text:style-name="P29"><text:tab/>jint ret = (*env)-&gt;CallIntMethod(env, obj, mid, 12); </text:p>
      <text:p text:style-name="P29"><text:tab/>printf("called java from native: <text:s/>negate(12) is %d\n", ret); </text:p>
      <text:p text:style-name="P29"/>
      <text:p text:style-name="P29"><text:tab/>return v1 + v2; </text:p>
      <text:p text:style-name="P29">}</text:p>
      <text:p text:style-name="P16">在native中调用Java方法，正是利用了native方法的参数env和obj<text:span text:style-name="T25">，下面是JNIEnv和jobject的定义：</text:span></text:p>
      <text:p text:style-name="P30">#ifdef __cplusplus</text:p>
      <text:p text:style-name="P31">class _jobject {};</text:p>
      <text:p text:style-name="P32">typedef _jobject* <text:s text:c="6"/>jobject;</text:p>
      <text:p text:style-name="P33">#else</text:p>
      <text:p text:style-name="P33">typedef void* <text:s text:c="10"/>jobject;</text:p>
      <text:p text:style-name="P33"><text:soft-page-break/>#endif</text:p>
      <text:p text:style-name="P33"/>
      <text:p text:style-name="P34"><text:s/>#if defined(__cplusplus)</text:p>
      <text:p text:style-name="P35">typedef _JNIEnv JNIEnv;</text:p>
      <text:p text:style-name="P36">#else</text:p>
      <text:p text:style-name="P36">typedef const struct JNINativeInterface* JNIEnv;</text:p>
      <text:p text:style-name="P36">#endif</text:p>
      <text:p text:style-name="P17">我们的native方法是在C代码中定义的<text:span text:style-name="T26">，所以JNIEnv为const struct JNINativeInterface*，jobject为void*，首先通过FindClass获取jclass，然后通过GetMethodID获取jmethodID，最后根据方法的返回值类型为int而调用CallIntMethod，这样任务就完成了。</text:span></text:p>
      <text:p text:style-name="P17">运行结果——</text:p>
      <text:p text:style-name="P37">Java_TestJNI_testJniAdd </text:p>
      <text:p text:style-name="P37">called java from native: <text:s/>negate(12) is -12 </text:p>
      <text:p text:style-name="P37">called native from java: testJniAdd(10, 11) is 21</text:p>
      <text:p text:style-name="P3">可见<text:span text:style-name="T27">，native中调用Java方法成功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0:36.207479443</meta:creation-date>
    <meta:generator>LibreOffice/4.2.8.2$Linux_X86_64 LibreOffice_project/420m0$Build-2</meta:generator>
    <dc:date>2016-01-19T12:24:33.740649168</dc:date>
    <meta:editing-duration>PT1H44M13S</meta:editing-duration>
    <meta:editing-cycles>152</meta:editing-cycles>
    <meta:document-statistic meta:table-count="0" meta:image-count="0" meta:object-count="0" meta:page-count="4" meta:paragraph-count="140" meta:word-count="1324" meta:character-count="4221" meta:non-whitespace-character-count="3726"/>
  </office:meta>
</office:document-meta>
</file>